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ProxyPanel.getPreferred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ProxyPanel.ImageProxyPanel( AWTRenderer renderer ,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ProxyPanel.paintComponent( Graphics graphi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mageProxyPanel.setPage( int p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ProxyPanel.getMin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